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ad1b9"/>
    </style:style>
    <style:style style:name="P2" style:family="paragraph" style:parent-style-name="Heading_20_1">
      <style:text-properties officeooo:rsid="001ad1b9"/>
    </style:style>
    <style:style style:name="P3" style:family="paragraph" style:parent-style-name="Standard">
      <style:text-properties officeooo:rsid="001ad1b9" officeooo:paragraph-rsid="001ad1b9"/>
    </style:style>
    <style:style style:name="T1" style:family="text">
      <style:text-properties officeooo:rsid="001ad1b9"/>
    </style:style>
    <style:style style:name="T2" style:family="text">
      <style:text-properties officeooo:rsid="001b6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ject Summary</text:h>
      <text:p text:style-name="P3"/>
      <text:p text:style-name="P3">What is your name?</text:p>
      <text:p text:style-name="P3"><text:tab/>Kan Ouivirach</text:p>
      <text:p text:style-name="P3"/>
      <text:p text:style-name="P3">What E-mail address do you use to sign in to Udacity?</text:p>
      <text:p text:style-name="P1"><text:span text:style-name="T1"><text:tab/></text:span><text:a xlink:type="simple" xlink:href="mailto:zkan.cs@gmail.com"><text:span text:style-name="T1">zkan.cs@gmail.com</text:span></text:a></text:p>
      <text:p text:style-name="P3"/>
      <text:p text:style-name="P3">Is there any other important information that you would want your project evaluator to know? </text:p>
      <text:p text:style-name="P3"><text:tab/><text:span text:style-name="T2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22:03:07</meta:creation-date>
    <dc:date>2014-03-15T12:03:57</dc:date>
    <meta:editing-duration>P0D</meta:editing-duration>
    <meta:editing-cycles>2</meta:editing-cycles>
    <meta:generator>LibreOffice/4.0.2.2$MacOSX_x86 LibreOffice_project/4c82dcdd6efcd48b1d8bba66bfe1989deee49c3</meta:generator>
    <meta:document-statistic meta:table-count="0" meta:image-count="0" meta:object-count="0" meta:page-count="1" meta:paragraph-count="7" meta:word-count="36" meta:character-count="213" meta:non-whitespace-character-count="180"/>
  </office:meta>
</office:document-meta>
</file>